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499cm" svg:height="1.999cm" svg:x="10.75cm" svg:y="6cm" svg:viewBox="0 0 8500 2000" svg:d="M0 0c7750 0 8500 2000 8500 2000">
          <text:p/>
        </draw:path>
        <draw:path draw:style-name="gr1" draw:text-style-name="P2" draw:layer="layout" svg:width="8.499cm" svg:height="1.999cm" draw:transform="rotate (-3.14159265358979) translate (11.0001701355834cm 9.99963607217058cm)" svg:viewBox="0 0 8500 2000" svg:d="M0 0c7750 0 8500 2000 8500 2000">
          <text:p/>
        </draw:path>
        <draw:path draw:style-name="gr1" draw:text-style-name="P1" draw:layer="layout" svg:width="8.499cm" svg:height="1.999cm" draw:transform="rotate (-3.14159265358979) translate (19.25cm 10cm)" svg:viewBox="0 0 8500 2000" svg:d="M8500 0c-7750 0-8500 2000-8500 2000">
          <text:p/>
        </draw:path>
        <draw:path draw:style-name="gr1" draw:text-style-name="P2" draw:layer="layout" svg:width="8.499cm" svg:height="1.999cm" svg:x="2.5cm" svg:y="6cm" svg:viewBox="0 0 8500 2000" svg:d="M8500 0c-7750 0-8500 2000-8500 2000">
          <text:p/>
        </draw:path>
        <draw:path draw:style-name="gr1" draw:text-style-name="P1" draw:layer="layout" svg:width="4.268cm" svg:height="0.425cm" draw:transform="rotate (2.9534461602248) translate (14.9431895138985cm 8.29837681807335cm)" svg:viewBox="0 0 4269 426" svg:d="M0 304c585 397 4269-304 4269-304">
          <text:p/>
        </draw:path>
        <draw:path draw:style-name="gr1" draw:text-style-name="P1" draw:layer="layout" svg:width="4.268cm" svg:height="0.425cm" draw:transform="rotate (0.188146493364989) translate (10.75cm 8.5cm)" svg:viewBox="0 0 4269 426" svg:d="M4269 304c-585 397-4269-304-4269-304">
          <text:p/>
        </draw:path>
        <draw:path draw:style-name="gr1" draw:text-style-name="P1" draw:layer="layout" svg:width="4.268cm" svg:height="0.425cm" draw:transform="rotate (-2.94960643587042) translate (10.7496860863035cm 7.4997325280526cm)" svg:viewBox="0 0 4269 426" svg:d="M4269 304c-585 397-4269-304-4269-304">
          <text:p/>
        </draw:path>
        <draw:path draw:style-name="gr1" draw:text-style-name="P1" draw:layer="layout" svg:width="4.268cm" svg:height="0.425cm" draw:transform="rotate (-0.191986217719376) translate (6.55996463578727cm 7.68600619401522cm)" svg:viewBox="0 0 4269 426" svg:d="M0 304c585 397 4269-304 4269-304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09:02:48.060770494</meta:creation-date>
    <dc:date>2023-02-23T09:23:42.991989977</dc:date>
    <meta:editing-duration>PT24S</meta:editing-duration>
    <meta:editing-cycles>1</meta:editing-cycles>
    <meta:document-statistic meta:object-count="8"/>
    <meta:generator>LibreOffice/7.3.7.2$Linux_X86_64 LibreOffice_project/30$Build-2</meta:generator>
  </office:meta>
</office:document-meta>
</file>